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8000002DCCF8961C530DA0A0E.png" manifest:media-type="image/png"/>
  <manifest:file-entry manifest:full-path="Pictures/10000201000000E30000005F292E5E8A4B6541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292E5E8A4B65414C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OTP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TP</text:p>
                <text:list>
                  <text:list-item>
                    <text:p>History and Concepts</text:p>
                    <text:list>
                      <text:list-item>
                        <text:p>Process</text:p>
                      </text:list-item>
                    </text:list>
                  </text:list-item>
                  <text:list-item>
                    <text:p>GenServer</text:p>
                  </text:list-item>
                  <text:list-item>
                    <text:p>Supervision</text:p>
                  </text:list-item>
                  <text:list-item>
                    <text:p>Application</text:p>
                  </text:list-item>
                </text:list>
              </text:list-item>
              <text:list-item>
                <text:p>Case EcCar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History and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GenSer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Supervis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ummary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pplic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Ec.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hex.pm/packages/ec_cart</text:p>
              </text:list-item>
            </text:list>
          </draw:text-box>
        </draw:frame>
        <draw:frame draw:style-name="gr5" draw:text-style-name="P1" draw:layer="layout" svg:width="17.739cm" svg:height="11.194cm" svg:x="5.2cm" svg:y="7cm">
          <draw:image xlink:href="Pictures/1000000000000488000002DCCF8961C530DA0A0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4-16T22:03:36.699640787</dc:date>
    <meta:editing-duration>PT13H46M50S</meta:editing-duration>
    <meta:editing-cycles>137</meta:editing-cycles>
    <meta:generator>LibreOffice/5.2.2.2$Linux_X86_64 LibreOffice_project/20m0$Build-2</meta:generator>
    <meta:document-statistic meta:object-count="63"/>
  </office:meta>
</office:document-meta>
</file>